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paragraph-properties fo:text-align="justify" style:justify-single-word="false"/>
      <style:text-properties fo:language="en" fo:country="US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justify" style:justify-single-word="false"/>
      <style:text-properties fo:language="en" fo:country="US"/>
    </style:style>
    <style:style style:name="P6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  <style:text-properties fo:language="en" fo:country="US"/>
    </style:style>
    <style:style style:name="P7" style:family="paragraph" style:parent-style-name="Preformatted_20_Text">
      <style:text-properties fo:language="en" fo:country="US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Text_20_body" style:list-style-name="L1">
      <style:paragraph-properties fo:text-align="justify" style:justify-single-word="false"/>
    </style:style>
    <style:style style:name="P10" style:family="paragraph" style:parent-style-name="Text_20_body" style:list-style-name="L1">
      <style:paragraph-properties fo:text-align="justify" style:justify-single-word="false"/>
      <style:text-properties fo:language="en" fo:country="US"/>
    </style:style>
    <style:style style:name="P11" style:family="paragraph" style:parent-style-name="Heading_20_1">
      <style:paragraph-properties fo:text-align="justify" style:justify-single-word="false"/>
      <style:text-properties fo:language="en" fo:country="US"/>
    </style:style>
    <style:style style:name="P12" style:family="paragraph" style:parent-style-name="Heading_20_3">
      <style:text-properties fo:language="en" fo:country="US"/>
    </style:style>
    <style:style style:name="P13" style:family="paragraph" style:parent-style-name="Heading_20_3">
      <style:paragraph-properties fo:text-align="justify" style:justify-single-word="false"/>
      <style:text-properties fo:language="en" fo:country="US"/>
    </style:style>
    <style:style style:name="P14" style:family="paragraph" style:parent-style-name="Heading_20_3">
      <style:paragraph-properties fo:text-align="justify" style:justify-single-word="false"/>
    </style:style>
    <style:style style:name="T1" style:family="text">
      <style:text-properties fo:font-size="10pt" fo:language="en" fo:country="US" style:font-size-asian="10pt" style:font-size-complex="10pt"/>
    </style:style>
    <style:style style:name="T2" style:family="text">
      <style:text-properties style:font-name="Nimbus Sans L" fo:font-size="14pt" fo:language="en" fo:country="US" style:font-size-asian="14pt" style:font-size-complex="14pt"/>
    </style:style>
    <style:style style:name="T3" style:family="text">
      <style:text-properties fo:language="en" fo:country="US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start-value="0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SEP 66 : Xcos hooks</text:h>
      <text:p text:style-name="P6"/>
      <text:p text:style-name="P5"/>
      <text:p text:style-name="P5">Version: 1.0</text:p>
      <text:p text:style-name="P5">Author: Clément DAVID</text:p>
      <text:p text:style-name="P5">Review: </text:p>
      <text:p text:style-name="P5">Commented: </text:p>
      <text:p text:style-name="P5">State: Draft</text:p>
      <text:p text:style-name="P5">Scilab-Version: 5.4.0</text:p>
      <text:p text:style-name="P5">Created: 2011-07-11</text:p>
      <text:p text:style-name="P6"/>
      <text:p text:style-name="P5"/>
      <text:h text:style-name="P13" text:outline-level="3">Abstract</text:h>
      <text:p text:style-name="P5">To ease Xcos user-specific functions, Scilab hooks on the compilation phase, simulation phase are needed.</text:p>
      <text:p text:style-name="P5"/>
      <text:p text:style-name="P5">Available hooks are:</text:p>
      <text:p text:style-name="P7"/>
      <text:p text:style-name="P7">continueSimulation = pre_xcos_simulate(scs_m, needcompile)</text:p>
      <text:p text:style-name="P7">post_xcos_simulate(%cpr, scs_m, needcompile)</text:p>
      <text:p text:style-name="P7"/>
      <text:p text:style-name="P5"/>
      <text:p text:style-name="P5">To install multiple hooks, the user can use a list with named function to invoke:</text:p>
      <text:p text:style-name="P7"/>
      <text:p text:style-name="P7">pre_xcos_simulate=list('pre1', 'pre2')</text:p>
      <text:p text:style-name="P7">post_xcos_simulate=list('post')</text:p>
      <text:p text:style-name="P7"/>
      <text:p text:style-name="P5"/>
      <text:h text:style-name="P13" text:outline-level="3">Rationale</text:h>
      <text:p text:style-name="P3">Some user need to customize the action performed while clicking the « Play » button. To handle we can overload the xcos_simulate function but then we have to manually take care of invoking the simulator.</text:p>
      <text:p text:style-name="P3"/>
      <text:h text:style-name="P12" text:outline-level="3">pre_xcos_simulation</text:h>
      <text:p text:style-name="P2">Function prototype:</text:p>
      <text:p text:style-name="P2"><text:tab/>[in] scs_m: Datastructure representing the model. (help scicos_diagram)</text:p>
      <text:p text:style-name="P2"><text:tab/>[in] needcompile: A flag given to the compiler.</text:p>
      <text:p text:style-name="P2"><text:tab/>[out] continueSimulation: boolean return value. Will be tested to break or continue simulation process.</text:p>
      <text:p text:style-name="P2"/>
      <text:p text:style-name="P2">If an error occurs within pre_xcos_simulate, it will be trapped and the simulation process will stop.</text:p>
      <text:h text:style-name="P12" text:outline-level="3"><text:soft-page-break/>post_xcos_simulation</text:h>
      <text:p text:style-name="P2">Function prototype:</text:p>
      <text:p text:style-name="P2"><text:tab/>[in] %cpr: Datastructure representing the compiled model.</text:p>
      <text:p text:style-name="P2"><text:tab/>[in] scs_m: Datastructure representing the model. (help scicos_diagram)</text:p>
      <text:p text:style-name="P2"><text:tab/>[in] needcompile: A flag given to the compiler.</text:p>
      <text:p text:style-name="P2"/>
      <text:p text:style-name="P2">If an error occurs within post_xcos_simulate, it will be trapped.</text:p>
      <text:h text:style-name="P14" text:outline-level="3"><text:span text:style-name="Teletype"><text:span text:style-name="T2">Example Usage</text:span></text:span></text:h>
      <text:p text:style-name="P1"><text:span text:style-name="Teletype"><text:span text:style-name="T1"/></text:span></text:p>
      <text:h text:style-name="P13" text:outline-level="3">Changelog</text:h>
      <text:list xml:id="list1570650070169428704" text:style-name="L1">
        <text:list-item>
          <text:list>
            <text:list-item>
              <text:p text:style-name="P9"><text:span text:style-name="T3">2011-06-11 – Clément DAVID &lt;</text:span><text:a xlink:type="simple" xlink:href="mailto:clement.david@scilab.org"><text:span text:style-name="T3">clement.david@scilab.org</text:span></text:a><text:span text:style-name="T3">&gt;</text:span></text:p>
              <text:list>
                <text:list-item>
                  <text:list>
                    <text:list-header>
                      <text:p text:style-name="P10">First draft</text:p>
                    </text:list-header>
                  </text:list>
                </text:list-item>
              </text:list>
            </text:list-item>
            <text:list-item>
              <text:p text:style-name="P9"><text:span text:style-name="T3">2011-07-06 – Clément DAVID &lt;</text:span><text:a xlink:type="simple" xlink:href="mailto:clement.david@scilab.org"><text:span text:style-name="T3">clement.david@scilab.org</text:span></text:a><text:span text:style-name="T3">&gt;</text:span></text:p>
              <text:list>
                <text:list-item>
                  <text:list>
                    <text:list-header>
                      <text:p text:style-name="P10">Adding Rationale</text:p>
                    </text:list-header>
                  </text:list>
                </text:list-item>
              </text:list>
            </text:list-item>
            <text:list-item>
              <text:p text:style-name="P9"><text:span text:style-name="T3">2011-09-06 – Bruno JOFRET &lt;</text:span><text:a xlink:type="simple" xlink:href="mailto:bruno.jofret@scilab.org"><text:span text:style-name="T3">bruno.jofret@scilab.org</text:span></text:a><text:span text:style-name="T3">&gt;</text:span></text:p>
              <text:list>
                <text:list-item>
                  <text:list>
                    <text:list-header>
                      <text:p text:style-name="P10">pre_xcos_simulate can stop simulation process</text:p>
                      <text:p text:style-name="P10">Error management.</text:p>
                    </text:list-header>
                  </text:list>
                </text:list-item>
              </text:list>
            </text:list-item>
            <text:list-item>
              <text:p text:style-name="P10">2012-09-25 – Clément DAVID &lt;<text:a xlink:type="simple" xlink:href="mailto:clement.david@scilab-enterprises.com">clement.david@scilab-enterprises.com</text:a>&gt;</text:p>
              <text:list>
                <text:list-item>
                  <text:list>
                    <text:list-header>
                      <text:p text:style-name="P10">Handle multiple hooks using a named list</text:p>
                    </text:list-header>
                  </text:list>
                </text:list-item>
              </text:list>
              <text:p text:style-name="P10"/>
            </text:list-item>
          </text:list>
        </text:list-item>
      </text:list>
      <text:h text:style-name="P13" text:outline-level="3">Copyright</text:h>
      <text:p text:style-name="P4"><text:tab/>Copyright Clément DAVID - DIGITEO - 2011</text:p>
      <text:p text:style-name="P4"><text:tab/>Copyright Bruno JOFRET - DIGITEO - 2011</text:p>
      <text:p text:style-name="P4"><text:tab/>Copyright Clément DAVID – Scilab Enterprises – 2012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fo:background-color="#e6e6e6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initial-creator>Pierre MARECHAL</meta:initial-creator>
    <meta:creation-date>2008-07-09T13:39:08</meta:creation-date>
    <dc:date>2013-09-03T10:44:05</dc:date>
    <meta:editing-cycles>21</meta:editing-cycles>
    <meta:editing-duration>PT2H1M42S</meta:editing-duration>
    <dc:creator>Eric Gallager</dc:creator>
    <meta:document-statistic meta:table-count="0" meta:image-count="0" meta:object-count="0" meta:page-count="2" meta:paragraph-count="45" meta:word-count="251" meta:character-count="1900"/>
    <meta:user-defined meta:name="Info 1"/>
    <meta:user-defined meta:name="Info 2"/>
    <meta:user-defined meta:name="Info 3"/>
    <meta:user-defined meta:name="Info 4"/>
  </office:meta>
</office:document-meta>
</file>